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B000001D5B89233B1.png" manifest:media-type="image/png"/>
  <manifest:file-entry manifest:full-path="Pictures/10000201000005330000028CC6887C6F.png" manifest:media-type="image/png"/>
  <manifest:file-entry manifest:full-path="Pictures/10000201000005480000028DA1E28FF1.png" manifest:media-type="image/png"/>
  <manifest:file-entry manifest:full-path="Pictures/100002010000054000000287BEC473D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m1" text:anchor-type="paragraph" svg:width="17cm" svg:height="8.183cm" draw:z-index="0"><draw:image xlink:href="Pictures/100002010000054000000287BEC473DC.png" xlink:type="simple" xlink:show="embed" xlink:actuate="onLoad"/></draw:frame></text:p>
      <text:p text:style-name="Standard"><draw:frame draw:style-name="fr1" draw:name="Imagem2" text:anchor-type="paragraph" svg:width="17cm" svg:height="8.211cm" draw:z-index="1"><draw:image xlink:href="Pictures/10000201000005480000028DA1E28FF1.png" xlink:type="simple" xlink:show="embed" xlink:actuate="onLoad"/></draw:frame></text:p>
      <text:p text:style-name="Standard"><draw:frame draw:style-name="fr2" draw:name="Imagem3" text:anchor-type="paragraph" svg:x="0cm" svg:y="1.907cm" svg:width="17cm" svg:height="8.327cm" draw:z-index="2"><draw:image xlink:href="Pictures/10000201000005330000028CC6887C6F.png" xlink:type="simple" xlink:show="embed" xlink:actuate="onLoad"/></draw:frame></text:p>
      <text:p text:style-name="Standard"/>
      <text:p text:style-name="Standard"><draw:frame draw:style-name="fr2" draw:name="Imagem4" text:anchor-type="paragraph" svg:x="0.072cm" svg:y="-0.042cm" svg:width="16.379cm" svg:height="12.411cm" draw:z-index="3"><draw:image xlink:href="Pictures/100002010000026B000001D5B89233B1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8T10:51:07.738000000</meta:creation-date>
    <dc:date>2018-03-28T11:18:14.285000000</dc:date>
    <meta:editing-duration>PT11M56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4.2.5.2$Windows_x86 LibreOffice_project/6ff819b65674ae6c83f3cbab9e4a4c2b292a7a94</meta:generator>
  </office:meta>
</office:document-meta>
</file>